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1" office:value-type="float" office:value="21000" calcext:value-type="float">
            <text:p>21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37800" calcext:value-type="float">
            <text:p>37800</text:p>
          </table:table-cell>
          <table:table-cell table:number-columns-repeated="2" office:value-type="float" office:value="41580" calcext:value-type="float">
            <text:p>41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274.871" calcext:value-type="float">
            <text:p>274,871</text:p>
          </table:table-cell>
          <table:table-cell table:style-name="ce1" office:value-type="float" office:value="120.92" calcext:value-type="float">
            <text:p>120,92</text:p>
          </table:table-cell>
          <table:table-cell office:value-type="float" office:value="483.782" calcext:value-type="float">
            <text:p>483,782</text:p>
          </table:table-cell>
          <table:table-cell office:value-type="float" office:value="181.79" calcext:value-type="float">
            <text:p>181,79</text:p>
          </table:table-cell>
          <table:table-cell office:value-type="float" office:value="712.503" calcext:value-type="float">
            <text:p>712,503</text:p>
          </table:table-cell>
          <table:table-cell office:value-type="float" office:value="192.87" calcext:value-type="float">
            <text:p>192,87</text:p>
          </table:table-cell>
          <table:table-cell office:value-type="float" office:value="745.171" calcext:value-type="float">
            <text:p>745,171</text:p>
          </table:table-cell>
          <table:table-cell office:value-type="float" office:value="181.5" calcext:value-type="float">
            <text:p>181,5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4:38:08.6673481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05:22:04.930476061</dc:date>
    <meta:editing-duration>PT46M14S</meta:editing-duration>
    <meta:editing-cycles>8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" chart:interval-major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5.033cm" svg:y="1.275cm" chart:style-name="ch3">
          <text:p>Tr = #imágenes de entrenamiento</text:p>
        </chart:subtitle>
        <chart:legend svg:x="11.464cm" svg:y="0.434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809cm" svg:y="1.937cm" svg:width="14.719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7.978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cm" svg:y="5.843cm" chart:style-name="ch9">
              <text:p>Tiempo(seg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464cm" svg:y="1.032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500">
                <text:p>10500</text:p>
                <draw:g>
                  <svg:desc>Hoja1.B2:Hoja1.J2</svg:desc>
                </draw:g>
              </table:table-cell>
              <table:table-cell office:value-type="float" office:value="10500">
                <text:p>105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41580">
                <text:p>41580</text:p>
              </table:table-cell>
              <table:table-cell office:value-type="float" office:value="41580">
                <text:p>4158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274.871">
                <text:p>274.871</text:p>
                <draw:g>
                  <svg:desc>Hoja1.B3:Hoja1.J3</svg:desc>
                </draw:g>
              </table:table-cell>
              <table:table-cell office:value-type="float" office:value="120.92">
                <text:p>120.92</text:p>
              </table:table-cell>
              <table:table-cell office:value-type="float" office:value="483.782">
                <text:p>483.782</text:p>
              </table:table-cell>
              <table:table-cell office:value-type="float" office:value="181.79">
                <text:p>181.79</text:p>
              </table:table-cell>
              <table:table-cell office:value-type="float" office:value="712.503">
                <text:p>712.503</text:p>
              </table:table-cell>
              <table:table-cell office:value-type="float" office:value="192.87">
                <text:p>192.87</text:p>
              </table:table-cell>
              <table:table-cell office:value-type="float" office:value="745.171">
                <text:p>745.171</text:p>
              </table:table-cell>
              <table:table-cell office:value-type="float" office:value="181.5">
                <text:p>181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